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21DC0000181D72C496B1489D6F51.svm" manifest:media-type="image/x-svm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0" style:family="table">
      <style:table-properties style:width="9.151cm" table:align="margins" fo:background-color="transparent">
        <style:background-image/>
      </style:table-properties>
    </style:style>
    <style:style style:name="Tableau10.A" style:family="table-column">
      <style:table-column-properties style:column-width="4.576cm" style:rel-column-width="32767*"/>
    </style:style>
    <style:style style:name="Tableau10.B" style:family="table-column">
      <style:table-column-properties style:column-width="4.576cm" style:rel-column-width="32768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style:vertical-align="middle" fo:padding="0.049cm" fo:border="none"/>
    </style:style>
    <style:style style:name="Tableau10.B1" style:family="table-cell">
      <style:table-cell-properties style:vertical-align="middle" fo:padding="0.049cm" fo:border-left="1pt solid #808080" fo:border-right="none" fo:border-top="none" fo:border-bottom="none"/>
    </style:style>
    <style:style style:name="Tableau10.B3" style:family="table-cell">
      <style:table-cell-properties style:vertical-align="" fo:padding="0.049cm" fo:border-left="1pt solid #808080" fo:border-right="none" fo:border-top="none" fo:border-bottom="none"/>
    </style:style>
    <style:style style:name="Tableau11" style:family="table">
      <style:table-properties style:width="4.475cm" table:align="margins"/>
    </style:style>
    <style:style style:name="Tableau11.A" style:family="table-column">
      <style:table-column-properties style:column-width="0.806cm" style:rel-column-width="11810*"/>
    </style:style>
    <style:style style:name="Tableau11.B" style:family="table-column">
      <style:table-column-properties style:column-width="0.598cm" style:rel-column-width="8753*"/>
    </style:style>
    <style:style style:name="Tableau11.F" style:family="table-column">
      <style:table-column-properties style:column-width="0.639cm" style:rel-column-width="9354*"/>
    </style:style>
    <style:style style:name="Tableau11.G" style:family="table-column">
      <style:table-column-properties style:column-width="0.639cm" style:rel-column-width="9359*"/>
    </style:style>
    <style:style style:name="Tableau11.A1" style:family="table-cell">
      <style:table-cell-properties style:vertical-align="middle" fo:padding="0.097cm" fo:border="none"/>
    </style:style>
    <style:style style:name="Tableau11.E1" style:family="table-cell">
      <style:table-cell-properties style:vertical-align="middle" fo:padding="0.097cm" fo:border-left="none" fo:border-right="0.5pt solid #000000" fo:border-top="none" fo:border-bottom="none"/>
    </style:style>
    <style:style style:name="Tableau11.F1" style:family="table-cell">
      <style:table-cell-properties style:vertical-align="middle" fo:padding="0.097cm" fo:border-left="none" fo:border-right="none" fo:border-top="none" fo:border-bottom="0.5pt solid #000000"/>
    </style:style>
    <style:style style:name="Tableau11.E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au12" style:family="table">
      <style:table-properties style:width="4.479cm" table:align="margins"/>
    </style:style>
    <style:style style:name="Tableau12.A" style:family="table-column">
      <style:table-column-properties style:column-width="0.806cm" style:rel-column-width="11806*"/>
    </style:style>
    <style:style style:name="Tableau12.B" style:family="table-column">
      <style:table-column-properties style:column-width="0.609cm" style:rel-column-width="8906*"/>
    </style:style>
    <style:style style:name="Tableau12.D" style:family="table-column">
      <style:table-column-properties style:column-width="0.61cm" style:rel-column-width="8933*"/>
    </style:style>
    <style:style style:name="Tableau12.F" style:family="table-column">
      <style:table-column-properties style:column-width="0.617cm" style:rel-column-width="9037*"/>
    </style:style>
    <style:style style:name="Tableau12.G" style:family="table-column">
      <style:table-column-properties style:column-width="0.617cm" style:rel-column-width="9041*"/>
    </style:style>
    <style:style style:name="Tableau12.A1" style:family="table-cell">
      <style:table-cell-properties style:vertical-align="middle" fo:padding="0.097cm" fo:border="none"/>
    </style:style>
    <style:style style:name="Tableau12.F1" style:family="table-cell">
      <style:table-cell-properties style:vertical-align="middle" fo:padding="0.097cm" fo:border-left="0.05pt solid #000000" fo:border-right="none" fo:border-top="none" fo:border-bottom="0.5pt solid #000000"/>
    </style:style>
    <style:style style:name="Tableau12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2.F2" style:family="table-cell">
      <style:table-cell-properties style:vertical-align="middle" fo:padding="0.097cm" fo:border-left="0.05pt solid #000000" fo:border-right="none" fo:border-top="none" fo:border-bottom="none"/>
    </style:style>
    <style:style style:name="Tableau13" style:family="table">
      <style:table-properties style:width="4.475cm" fo:margin-top="0.199cm" fo:margin-bottom="0cm" table:align="margins"/>
    </style:style>
    <style:style style:name="Tableau13.A" style:family="table-column">
      <style:table-column-properties style:column-width="0.806cm" style:rel-column-width="11806*"/>
    </style:style>
    <style:style style:name="Tableau13.B" style:family="table-column">
      <style:table-column-properties style:column-width="0.471cm" style:rel-column-width="6895*"/>
    </style:style>
    <style:style style:name="Tableau13.C" style:family="table-column">
      <style:table-column-properties style:column-width="0.64cm" style:rel-column-width="9377*"/>
    </style:style>
    <style:style style:name="Tableau13.D" style:family="table-column">
      <style:table-column-properties style:column-width="0.639cm" style:rel-column-width="9350*"/>
    </style:style>
    <style:style style:name="Tableau13.G" style:family="table-column">
      <style:table-column-properties style:column-width="0.64cm" style:rel-column-width="9380*"/>
    </style:style>
    <style:style style:name="Tableau13.A1" style:family="table-cell">
      <style:table-cell-properties style:vertical-align="middle" fo:padding="0.097cm" fo:border="none"/>
    </style:style>
    <style:style style:name="Tableau13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3.2" style:family="table-row">
      <style:table-row-properties style:min-row-height="0.011cm"/>
    </style:style>
    <style:style style:name="Tableau13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4" style:family="table">
      <style:table-properties style:width="4.479cm" fo:margin-top="0.199cm" fo:margin-bottom="0cm" table:align="margins"/>
    </style:style>
    <style:style style:name="Tableau14.A" style:family="table-column">
      <style:table-column-properties style:column-width="0.806cm" style:rel-column-width="11806*"/>
    </style:style>
    <style:style style:name="Tableau14.B" style:family="table-column">
      <style:table-column-properties style:column-width="0.471cm" style:rel-column-width="6895*"/>
    </style:style>
    <style:style style:name="Tableau14.C" style:family="table-column">
      <style:table-column-properties style:column-width="0.64cm" style:rel-column-width="9377*"/>
    </style:style>
    <style:style style:name="Tableau14.D" style:family="table-column">
      <style:table-column-properties style:column-width="0.639cm" style:rel-column-width="9350*"/>
    </style:style>
    <style:style style:name="Tableau14.G" style:family="table-column">
      <style:table-column-properties style:column-width="0.64cm" style:rel-column-width="9380*"/>
    </style:style>
    <style:style style:name="Tableau14.A1" style:family="table-cell">
      <style:table-cell-properties style:vertical-align="middle" fo:padding="0.097cm" fo:border="none"/>
    </style:style>
    <style:style style:name="Tableau14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4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1" style:family="table">
      <style:table-properties style:width="4.475cm" table:align="margins"/>
    </style:style>
    <style:style style:name="Tableau11.A" style:family="table-column">
      <style:table-column-properties style:column-width="0.806cm" style:rel-column-width="11810*"/>
    </style:style>
    <style:style style:name="Tableau11.B" style:family="table-column">
      <style:table-column-properties style:column-width="0.598cm" style:rel-column-width="8753*"/>
    </style:style>
    <style:style style:name="Tableau11.F" style:family="table-column">
      <style:table-column-properties style:column-width="0.639cm" style:rel-column-width="9354*"/>
    </style:style>
    <style:style style:name="Tableau11.G" style:family="table-column">
      <style:table-column-properties style:column-width="0.639cm" style:rel-column-width="9359*"/>
    </style:style>
    <style:style style:name="Tableau11.A1" style:family="table-cell">
      <style:table-cell-properties style:vertical-align="middle" fo:padding="0.097cm" fo:border="none"/>
    </style:style>
    <style:style style:name="Tableau11.E1" style:family="table-cell">
      <style:table-cell-properties style:vertical-align="middle" fo:padding="0.097cm" fo:border-left="none" fo:border-right="0.5pt solid #000000" fo:border-top="none" fo:border-bottom="none"/>
    </style:style>
    <style:style style:name="Tableau11.F1" style:family="table-cell">
      <style:table-cell-properties style:vertical-align="middle" fo:padding="0.097cm" fo:border-left="none" fo:border-right="none" fo:border-top="none" fo:border-bottom="0.5pt solid #000000"/>
    </style:style>
    <style:style style:name="Tableau11.E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au12" style:family="table">
      <style:table-properties style:width="4.479cm" table:align="margins"/>
    </style:style>
    <style:style style:name="Tableau12.A" style:family="table-column">
      <style:table-column-properties style:column-width="0.806cm" style:rel-column-width="11806*"/>
    </style:style>
    <style:style style:name="Tableau12.B" style:family="table-column">
      <style:table-column-properties style:column-width="0.609cm" style:rel-column-width="8906*"/>
    </style:style>
    <style:style style:name="Tableau12.D" style:family="table-column">
      <style:table-column-properties style:column-width="0.61cm" style:rel-column-width="8933*"/>
    </style:style>
    <style:style style:name="Tableau12.F" style:family="table-column">
      <style:table-column-properties style:column-width="0.617cm" style:rel-column-width="9037*"/>
    </style:style>
    <style:style style:name="Tableau12.G" style:family="table-column">
      <style:table-column-properties style:column-width="0.617cm" style:rel-column-width="9041*"/>
    </style:style>
    <style:style style:name="Tableau12.A1" style:family="table-cell">
      <style:table-cell-properties style:vertical-align="middle" fo:padding="0.097cm" fo:border="none"/>
    </style:style>
    <style:style style:name="Tableau12.F1" style:family="table-cell">
      <style:table-cell-properties style:vertical-align="middle" fo:padding="0.097cm" fo:border-left="0.05pt solid #000000" fo:border-right="none" fo:border-top="none" fo:border-bottom="0.5pt solid #000000"/>
    </style:style>
    <style:style style:name="Tableau12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2.F2" style:family="table-cell">
      <style:table-cell-properties style:vertical-align="middle" fo:padding="0.097cm" fo:border-left="0.05pt solid #000000" fo:border-right="none" fo:border-top="none" fo:border-bottom="none"/>
    </style:style>
    <style:style style:name="Tableau13" style:family="table">
      <style:table-properties style:width="4.475cm" fo:margin-top="0.199cm" fo:margin-bottom="0cm" table:align="margins"/>
    </style:style>
    <style:style style:name="Tableau13.A" style:family="table-column">
      <style:table-column-properties style:column-width="0.806cm" style:rel-column-width="11806*"/>
    </style:style>
    <style:style style:name="Tableau13.B" style:family="table-column">
      <style:table-column-properties style:column-width="0.471cm" style:rel-column-width="6895*"/>
    </style:style>
    <style:style style:name="Tableau13.C" style:family="table-column">
      <style:table-column-properties style:column-width="0.64cm" style:rel-column-width="9377*"/>
    </style:style>
    <style:style style:name="Tableau13.D" style:family="table-column">
      <style:table-column-properties style:column-width="0.639cm" style:rel-column-width="9350*"/>
    </style:style>
    <style:style style:name="Tableau13.G" style:family="table-column">
      <style:table-column-properties style:column-width="0.64cm" style:rel-column-width="9380*"/>
    </style:style>
    <style:style style:name="Tableau13.A1" style:family="table-cell">
      <style:table-cell-properties style:vertical-align="middle" fo:padding="0.097cm" fo:border="none"/>
    </style:style>
    <style:style style:name="Tableau13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3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3.2" style:family="table-row">
      <style:table-row-properties style:min-row-height="0.011cm"/>
    </style:style>
    <style:style style:name="Tableau13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4" style:family="table">
      <style:table-properties style:width="4.479cm" fo:margin-top="0.199cm" fo:margin-bottom="0cm" table:align="margins"/>
    </style:style>
    <style:style style:name="Tableau14.A" style:family="table-column">
      <style:table-column-properties style:column-width="0.806cm" style:rel-column-width="11806*"/>
    </style:style>
    <style:style style:name="Tableau14.B" style:family="table-column">
      <style:table-column-properties style:column-width="0.471cm" style:rel-column-width="6895*"/>
    </style:style>
    <style:style style:name="Tableau14.C" style:family="table-column">
      <style:table-column-properties style:column-width="0.64cm" style:rel-column-width="9377*"/>
    </style:style>
    <style:style style:name="Tableau14.D" style:family="table-column">
      <style:table-column-properties style:column-width="0.639cm" style:rel-column-width="9350*"/>
    </style:style>
    <style:style style:name="Tableau14.G" style:family="table-column">
      <style:table-column-properties style:column-width="0.64cm" style:rel-column-width="9380*"/>
    </style:style>
    <style:style style:name="Tableau14.A1" style:family="table-cell">
      <style:table-cell-properties style:vertical-align="middle" fo:padding="0.097cm" fo:border="none"/>
    </style:style>
    <style:style style:name="Tableau14.F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G1" style:family="table-cell">
      <style:table-cell-properties style:vertical-align="middle" fo:padding="0.097cm" fo:border-left="none" fo:border-right="none" fo:border-top="none" fo:border-bottom="0.5pt solid #000000"/>
    </style:style>
    <style:style style:name="Tableau14.F2" style:family="table-cell">
      <style:table-cell-properties style:vertical-align="middle" fo:padding="0.097cm" fo:border-left="0.5pt solid #000000" fo:border-right="none" fo:border-top="none" fo:border-bottom="none"/>
    </style:style>
    <style:style style:name="Tableau15" style:family="table">
      <style:table-properties style:width="9.146cm" table:align="left" fo:background-color="transparent">
        <style:background-image/>
      </style:table-properties>
    </style:style>
    <style:style style:name="Tableau15.A" style:family="table-column">
      <style:table-column-properties style:column-width="2.508cm"/>
    </style:style>
    <style:style style:name="Tableau15.B" style:family="table-column">
      <style:table-column-properties style:column-width="1.436cm"/>
    </style:style>
    <style:style style:name="Tableau15.C" style:family="table-column">
      <style:table-column-properties style:column-width="1.734cm"/>
    </style:style>
    <style:style style:name="Tableau15.1" style:family="table-row">
      <style:table-row-properties fo:background-color="transparent">
        <style:background-image/>
      </style:table-row-properties>
    </style:style>
    <style:style style:name="Tableau15.A1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eau15.B1" style:family="table-cell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E1" style:family="table-cell">
      <style:table-cell-properties style:vertical-align="middle" fo:background-color="#d7e12c" fo:padding="0.097cm" fo:border="0.5pt solid #000000">
        <style:background-image/>
      </style:table-cell-properties>
    </style:style>
    <style:style style:name="Tableau1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A3" style:family="table-cell">
      <style:table-cell-properties style:vertical-align="middle" fo:background-color="#d7e12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.5" style:family="table-row">
      <style:table-row-properties style:min-row-height="0.995cm" fo:background-color="transparent">
        <style:background-image/>
      </style:table-row-properties>
    </style:style>
    <style:style style:name="Tableau1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5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4.927cm" fo:margin-left="2.046cm" fo:margin-right="2.178cm" fo:margin-top="0.101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6.A" style:family="table-column">
      <style:table-column-properties style:column-width="0.079cm" style:rel-column-width="1067*"/>
    </style:style>
    <style:style style:name="Tableau6.B" style:family="table-column">
      <style:table-column-properties style:column-width="0.801cm" style:rel-column-width="10644*"/>
    </style:style>
    <style:style style:name="Tableau6.D" style:family="table-column">
      <style:table-column-properties style:column-width="0.794cm" style:rel-column-width="10565*"/>
    </style:style>
    <style:style style:name="Tableau6.E" style:family="table-column">
      <style:table-column-properties style:column-width="0.4cm" style:rel-column-width="5317*"/>
    </style:style>
    <style:style style:name="Tableau6.F" style:family="table-column">
      <style:table-column-properties style:column-width="0.4cm" style:rel-column-width="5327*"/>
    </style:style>
    <style:style style:name="Tableau6.I" style:family="table-column">
      <style:table-column-properties style:column-width="0.056cm" style:rel-column-width="762*"/>
    </style:style>
    <style:style style:name="Tableau6.1" style:family="table-row">
      <style:table-row-properties style:min-row-height="0.011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6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6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7" style:family="table">
      <style:table-properties style:width="4.967cm" fo:margin-left="2.101cm" fo:margin-right="2.083cm" fo:margin-top="0.199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7.A" style:family="table-column">
      <style:table-column-properties style:column-width="0.069cm" style:rel-column-width="906*"/>
    </style:style>
    <style:style style:name="Tableau7.B" style:family="table-column">
      <style:table-column-properties style:column-width="0.804cm" style:rel-column-width="10607*"/>
    </style:style>
    <style:style style:name="Tableau7.E" style:family="table-column">
      <style:table-column-properties style:column-width="0.407cm" style:rel-column-width="5377*"/>
    </style:style>
    <style:style style:name="Tableau7.F" style:family="table-column">
      <style:table-column-properties style:column-width="0.402cm" style:rel-column-width="5308*"/>
    </style:style>
    <style:style style:name="Tableau7.H" style:family="table-column">
      <style:table-column-properties style:column-width="0.81cm" style:rel-column-width="10676*"/>
    </style:style>
    <style:style style:name="Tableau7.I" style:family="table-column">
      <style:table-column-properties style:column-width="0.064cm" style:rel-column-width="840*"/>
    </style:style>
    <style:style style:name="Tableau7.1" style:family="table-row">
      <style:table-row-properties style:min-row-height="0.499cm" fo:background-color="transparent" fo:keep-together="auto">
        <style:background-image/>
      </style:table-row-properties>
    </style:style>
    <style:style style:name="Tableau7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7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7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8" style:family="table">
      <style:table-properties style:width="6.133cm" fo:margin-left="2.046cm" fo:margin-right="0.972cm" fo:margin-top="0.101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8.A" style:family="table-column">
      <style:table-column-properties style:column-width="0.09cm" style:rel-column-width="967*"/>
    </style:style>
    <style:style style:name="Tableau8.B" style:family="table-column">
      <style:table-column-properties style:column-width="0.903cm" style:rel-column-width="9648*"/>
    </style:style>
    <style:style style:name="Tableau8.C" style:family="table-column">
      <style:table-column-properties style:column-width="0.908cm" style:rel-column-width="9711*"/>
    </style:style>
    <style:style style:name="Tableau8.E" style:family="table-column">
      <style:table-column-properties style:column-width="0.452cm" style:rel-column-width="4828*"/>
    </style:style>
    <style:style style:name="Tableau8.F" style:family="table-column">
      <style:table-column-properties style:column-width="0.457cm" style:rel-column-width="4891*"/>
    </style:style>
    <style:style style:name="Tableau8.I" style:family="table-column">
      <style:table-column-properties style:column-width="0.612cm" style:rel-column-width="6546*"/>
    </style:style>
    <style:style style:name="Tableau8.1" style:family="table-row">
      <style:table-row-properties style:min-row-height="0.499cm" fo:background-color="transparent" fo:keep-together="auto">
        <style:background-image/>
      </style:table-row-properties>
    </style:style>
    <style:style style:name="Tableau8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8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8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9" style:family="table">
      <style:table-properties style:width="7.31cm" fo:margin-left="1.057cm" fo:margin-right="0.785cm" fo:margin-top="0.199cm" fo:margin-bottom="0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9.A" style:family="table-column">
      <style:table-column-properties style:column-width="0.901cm" style:rel-column-width="8081*"/>
    </style:style>
    <style:style style:name="Tableau9.B" style:family="table-column">
      <style:table-column-properties style:column-width="0.94cm" style:rel-column-width="8429*"/>
    </style:style>
    <style:style style:name="Tableau9.C" style:family="table-column">
      <style:table-column-properties style:column-width="0.942cm" style:rel-column-width="8444*"/>
    </style:style>
    <style:style style:name="Tableau9.E" style:family="table-column">
      <style:table-column-properties style:column-width="0.49cm" style:rel-column-width="4396*"/>
    </style:style>
    <style:style style:name="Tableau9.F" style:family="table-column">
      <style:table-column-properties style:column-width="0.471cm" style:rel-column-width="4222*"/>
    </style:style>
    <style:style style:name="Tableau9.I" style:family="table-column">
      <style:table-column-properties style:column-width="0.744cm" style:rel-column-width="6676*"/>
    </style:style>
    <style:style style:name="Tableau9.1" style:family="table-row">
      <style:table-row-properties style:min-row-height="0.499cm" fo:background-color="transparent" fo:keep-together="auto">
        <style:background-image/>
      </style:table-row-properties>
    </style:style>
    <style:style style:name="Tableau9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au9.F1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9.G1" style:family="table-cell">
      <style:table-cell-properties style:vertical-align="middle"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9.F2" style:family="table-cell">
      <style:table-cell-properties style:vertical-align="middle"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paire_20__28_G_29_">
      <style:text-properties officeooo:rsid="00ff3616" officeooo:paragraph-rsid="00ff3616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N_20_page_20_impaire_20__28_D_29_">
      <style:text-properties officeooo:rsid="010462d7" officeooo:paragraph-rsid="010462d7"/>
    </style:style>
    <style:style style:name="P8" style:family="paragraph" style:parent-style-name="_5f_Header_20_D_20_page_20_impaire_20__28_D_29_">
      <style:text-properties officeooo:rsid="00fe4814" officeooo:paragraph-rsid="00fe4814"/>
    </style:style>
    <style:style style:name="P9" style:family="paragraph" style:parent-style-name="_5f_Header_20_D_20_page_20_paire_20__28_G_29_">
      <style:text-properties officeooo:paragraph-rsid="00fe4814"/>
    </style:style>
    <style:style style:name="P10" style:family="paragraph" style:parent-style-name="_5f_Header_20_D_20_page_20_impaire_20__28_D_29_">
      <style:text-properties officeooo:rsid="0101821f" officeooo:paragraph-rsid="0101821f"/>
    </style:style>
    <style:style style:name="P11" style:family="paragraph" style:parent-style-name="_5f_Header_20_D_20_page_20_paire_20__28_G_29_">
      <style:text-properties officeooo:rsid="0101821f" officeooo:paragraph-rsid="0101821f"/>
    </style:style>
    <style:style style:name="P12" style:family="paragraph" style:parent-style-name="_5f_Header_20_M_20_page_20_impaire_20__28_D_29_">
      <style:text-properties officeooo:rsid="0101a5c8" officeooo:paragraph-rsid="0101a5c8"/>
    </style:style>
    <style:style style:name="P13" style:family="paragraph" style:parent-style-name="_5f_Header_20_M_20_page_20_paire_20__28_G_29_">
      <style:text-properties officeooo:rsid="0101a5c8" officeooo:paragraph-rsid="0101a5c8"/>
    </style:style>
    <style:style style:name="P14" style:family="paragraph" style:parent-style-name="_5f_Header_20_M_20_page_20_impaire_20__28_D_29_">
      <style:text-properties officeooo:rsid="01035d0f" officeooo:paragraph-rsid="01035d0f"/>
    </style:style>
    <style:style style:name="P15" style:family="paragraph" style:parent-style-name="_5f_Header_20_P_20_page_20_paire_20__28_G_29_">
      <style:text-properties officeooo:rsid="0107aa33" officeooo:paragraph-rsid="0107aa33"/>
    </style:style>
    <style:style style:name="P16" style:family="paragraph" style:parent-style-name="_5f_Header_20_P_20_page_20_paire_20__28_G_29_">
      <style:text-properties officeooo:rsid="0106b7af" officeooo:paragraph-rsid="0106b7af"/>
    </style:style>
    <style:style style:name="P1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9" style:family="paragraph" style:parent-style-name="_5f_Tableau_5f_Centré_5f_Gras">
      <style:text-properties fo:font-weight="normal" style:font-weight-asian="normal" style:font-weight-complex="normal"/>
    </style:style>
    <style:style style:name="P20" style:family="paragraph" style:parent-style-name="_5f_Footer_20_page_20_impaire_20__28_D_29_"/>
    <style:style style:name="P21" style:family="paragraph" style:parent-style-name="_5f_Footer_20_page_20_impaire_20__28_D_29_">
      <style:text-properties officeooo:paragraph-rsid="01316a8b"/>
    </style:style>
    <style:style style:name="P2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3" style:family="paragraph" style:parent-style-name="_5f_Footer_20_page_20_paire_20__28_G_29_"/>
    <style:style style:name="P24" style:family="paragraph" style:parent-style-name="_5f_Footer_20_page_20_paire_20__28_G_29_">
      <style:text-properties officeooo:paragraph-rsid="01316a8b"/>
    </style:style>
    <style:style style:name="P25" style:family="paragraph" style:parent-style-name="_5f_Footer_20_page_20_paire_20__28_G_29_">
      <style:text-properties officeooo:paragraph-rsid="01336347"/>
    </style:style>
    <style:style style:name="P26" style:family="paragraph" style:parent-style-name="_5f_Footer_20_page_20_paire_20__28_G_29_">
      <style:text-properties officeooo:paragraph-rsid="0135ac9e"/>
    </style:style>
    <style:style style:name="P27" style:family="paragraph" style:parent-style-name="_5f_Footer_20_page_20_paire_20__28_G_29_">
      <style:text-properties officeooo:paragraph-rsid="01397109"/>
    </style:style>
    <style:style style:name="P28" style:family="paragraph" style:parent-style-name="_5f_Footer_20_page_20_paire_20__28_G_29_">
      <style:text-properties officeooo:paragraph-rsid="013b50d8"/>
    </style:style>
    <style:style style:name="P29" style:family="paragraph" style:parent-style-name="_5f_Footer_20_page_20_paire_20__28_G_29_">
      <style:text-properties officeooo:paragraph-rsid="013c280e"/>
    </style:style>
    <style:style style:name="P30" style:family="paragraph" style:parent-style-name="_5f_Footer_20_page_20_paire_20__28_G_29_">
      <style:text-properties officeooo:paragraph-rsid="0142af40"/>
    </style:style>
    <style:style style:name="P3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9" style:family="paragraph" style:parent-style-name="_5f_Paragraphe">
      <style:paragraph-properties fo:text-align="center" style:justify-single-word="false"/>
      <style:text-properties officeooo:paragraph-rsid="00cb7453"/>
    </style:style>
    <style:style style:name="P40" style:family="paragraph" style:parent-style-name="_5f_Paragraphe">
      <style:text-properties officeooo:paragraph-rsid="00cb7453"/>
    </style:style>
    <style:style style:name="P41" style:family="paragraph" style:parent-style-name="_5f_Paragraphe_5f_Bullet" style:list-style-name="List_20_1">
      <style:text-properties officeooo:paragraph-rsid="00cb7453"/>
    </style:style>
    <style:style style:name="P42" style:family="paragraph" style:parent-style-name="_5f_Paragraphe_5f_Réponse_5f_Pointillés_5f_Grisés">
      <style:text-properties officeooo:paragraph-rsid="00cb7453"/>
    </style:style>
    <style:style style:name="P43" style:family="paragraph" style:parent-style-name="_5f_Paragraphe_5f_avec_5f_Num_5f_Question" style:list-style-name="_5f_Numérotation_20_des_20_exercices">
      <style:text-properties officeooo:paragraph-rsid="00cb7453"/>
    </style:style>
    <style:style style:name="P44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</style:style>
    <style:style style:name="P45" style:family="paragraph" style:parent-style-name="_5f_Premier_5f_Titre_5f_Exercices_5f_avec_5f_Num_5f_Exo_5f_sans_5f_Titre" style:list-style-name="_5f_Numérotation_20_des_20_exercices" style:master-page-name="SERIE_5f_NUMERIQUE_5f_CLR_5f_d7e12c_5f_2COL">
      <style:paragraph-properties style:page-number="1"/>
      <style:text-properties officeooo:paragraph-rsid="00cb7453"/>
    </style:style>
    <style:style style:name="P46" style:family="paragraph" style:parent-style-name="_5f_Premier_5f_Titre_5f_Exercices_5f_avec_5f_Num_5f_Exo_5f_sans_5f_Titre" style:list-style-name="_5f_Numérotation_20_des_20_exercices">
      <style:text-properties officeooo:paragraph-rsid="00cb7453"/>
    </style:style>
    <style:style style:name="P47" style:family="paragraph" style:parent-style-name="_5f_Titre_5f_Exercices_5f_avec_5f_Titre" style:list-style-name="_5f_Numérotation_20_des_20_exercices"/>
    <style:style style:name="P48" style:family="paragraph" style:parent-style-name="_5f_Titre_5f_Exercices_5f_sans_5f_Titre" style:list-style-name="_5f_Numérotation_20_des_20_exercices"/>
    <style:style style:name="P49" style:family="paragraph" style:parent-style-name="_5f_Titre_5f_Exercices_5f_sans_5f_Titre" style:list-style-name="_5f_Numérotation_20_des_20_exercices">
      <style:text-properties officeooo:paragraph-rsid="00cb7453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solid" draw:fill-color="#f99e06"/>
    </style:style>
    <style:style style:name="P53" style:family="paragraph">
      <loext:graphic-properties draw:fill="solid" draw:fill-color="#d62e4e"/>
    </style:style>
    <style:style style:name="P54" style:family="paragraph">
      <loext:graphic-properties draw:fill="solid" draw:fill-color="#7fb241"/>
    </style:style>
    <style:style style:name="P55" style:family="paragraph">
      <loext:graphic-properties draw:fill="solid" draw:fill-color="#9d0f89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d7e12c"/>
    </style:style>
    <style:style style:name="P58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c86d7f"/>
    </style:style>
    <style:style style:name="T11" style:family="text">
      <style:text-properties officeooo:rsid="00c0a9ba"/>
    </style:style>
    <style:style style:name="T12" style:family="text">
      <style:text-properties officeooo:rsid="00bfeb93"/>
    </style:style>
    <style:style style:name="T13" style:family="text"/>
    <style:style style:name="T1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01526637" text:style-name="_5f_Numérotation_20_des_20_exercices">
        <text:list-item>
          <text:h text:style-name="P44" text:outline-level="1"><text:span text:style-name="_5f_Caractères">Dans une division euclidienne, le diviseur est 8 et le quotient 13. Quels sont les restes possibles ?</text:span></text:h>
        </text:list-item>
      </text:list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p text:style-name="_5f_Paragraphe_5f_Réponse_5f_Pointillés_5f_Grisés"><text:span text:style-name="_5f_Caractères"/></text:p>
      <text:list xml:id="list183019343105052" text:continue-numbering="true" text:style-name="_5f_Numérotation_20_des_20_exercices">
        <text:list-item>
          <text:h text:style-name="P48" text:outline-level="1"><text:span text:style-name="_5f_Caractères">Pour chacune de ces divisions, qui sont correctes, complète les égalités suivantes.</text:span></text:h>
        </text:list-item>
      </text:list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able:table table:name="Tableau11" table:style-name="Tableau11">
              <table:table-column table:style-name="Tableau11.A"/>
              <table:table-column table:style-name="Tableau11.B" table:number-columns-repeated="4"/>
              <table:table-column table:style-name="Tableau11.F"/>
              <table:table-column table:style-name="Tableau11.G"/>
              <table:table-row>
                <table:table-cell table:style-name="Tableau11.A1" office:value-type="string">
                  <text:h text:style-name="_5f_Tableau_5f_Centré_5f_Gras" text:outline-level="1"><text:span text:style-name="_5f_Caractères">a.</text:span></text:h>
                </table:table-cell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1.A1" office:value-type="string">
                  <text:h text:style-name="_5f_Tableau_5f_Centré_5f_Gras" text:outline-level="1"><text:span text:style-name="_5f_Caractères"><text:span text:style-name="T9">2</text:span></text:span></text:h>
                </table:table-cell>
                <table:table-cell table:style-name="Tableau11.E1" office:value-type="string">
                  <text:h text:style-name="_5f_Tableau_5f_Centré_5f_Gras" text:outline-level="1"><text:span text:style-name="_5f_Caractères"><text:span text:style-name="T9">5</text:span></text:span></text:h>
                </table:table-cell>
                <table:table-cell table:style-name="Tableau11.F1" office:value-type="string">
                  <text:h text:style-name="_5f_Tableau_5f_Centré_5f_Gras" text:outline-level="1"><text:span text:style-name="_5f_Caractères"><text:span text:style-name="T9">7</text:span></text:span></text:h>
                </table:table-cell>
                <table:table-cell table:style-name="Tableau11.F1" office:value-type="string">
                  <text:h text:style-name="_5f_Tableau_5f_Centré_5f_Gras" text:outline-level="1"><text:span text:style-name="_5f_Caractères"/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F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1.F1" office:value-type="string">
                  <text:h text:style-name="_5f_Tableau_5f_Centré" text:outline-level="1"><text:span text:style-name="_5f_Caractères"/></text:h>
                </table:table-cell>
                <table:table-cell table:style-name="Tableau11.F1" office:value-type="string">
                  <text:h text:style-name="_5f_Tableau_5f_Centré" text:outline-level="1"><text:span text:style-name="_5f_Caractères">7</text:span></text:h>
                </table:table-cell>
                <table:table-cell table:style-name="Tableau11.E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>7</text:span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1.E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F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1.F1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1.E4" office:value-type="string">
                  <text:h text:style-name="_5f_Tableau_5f_Centré" text:outline-level="1"><text:span text:style-name="_5f_Caractères">9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1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E1" office:value-type="string">
                  <text:h text:style-name="_5f_Tableau_5f_Centré" text:outline-level="1"><text:span text:style-name="_5f_Caractères">6</text:span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  <table:table-cell table:style-name="Tableau11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  <table:table-cell table:style-name="Tableau10.B1" office:value-type="string">
            <table:table table:name="Tableau12" table:style-name="Tableau12">
              <table:table-column table:style-name="Tableau12.A"/>
              <table:table-column table:style-name="Tableau12.B" table:number-columns-repeated="2"/>
              <table:table-column table:style-name="Tableau12.D"/>
              <table:table-column table:style-name="Tableau12.B"/>
              <table:table-column table:style-name="Tableau12.F"/>
              <table:table-column table:style-name="Tableau12.G"/>
              <table:table-row>
                <table:table-cell table:style-name="Tableau12.A1" office:value-type="string">
                  <text:h text:style-name="_5f_Tableau_5f_Centré_5f_Gras" text:outline-level="1"><text:span text:style-name="_5f_Caractères">c.</text:span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><text:span text:style-name="T9">3</text:span></text:span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2.A1" office:value-type="string">
                  <text:h text:style-name="_5f_Tableau_5f_Centré_5f_Gras" text:outline-level="1"><text:span text:style-name="_5f_Caractères"><text:span text:style-name="T9">2</text:span></text:span></text:h>
                </table:table-cell>
                <table:table-cell table:style-name="Tableau12.F1" office:value-type="string">
                  <text:h text:style-name="_5f_Tableau_5f_Centré_5f_Gras" text:outline-level="1"><text:span text:style-name="_5f_Caractères"><text:span text:style-name="T9">2</text:span></text:span></text:h>
                </table:table-cell>
                <table:table-cell table:style-name="Tableau12.G1" office:value-type="string">
                  <text:h text:style-name="_5f_Tableau_5f_Centré_5f_Gras" text:outline-level="1"><text:span text:style-name="_5f_Caractères"><text:span text:style-name="T9">5</text:span></text:span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F2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>2</text:span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>6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2.F2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5</text:span></text:h>
                </table:table-cell>
                <table:table-cell table:style-name="Tableau12.G1" office:value-type="string">
                  <text:h text:style-name="_5f_Tableau_5f_Centré" text:outline-level="1"><text:span text:style-name="_5f_Caractères">0</text:span></text:h>
                </table:table-cell>
                <table:table-cell table:style-name="Tableau12.F2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2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2.A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2.F2" office:value-type="string">
                  <text:h text:style-name="_5f_Tableau_5f_Centré" text:outline-level="1"><text:span text:style-name="_5f_Caractères"/></text:h>
                </table:table-cell>
                <table:table-cell table:style-name="Tableau12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</table:table-row>
        <table:table-row>
          <table:table-cell table:style-name="Tableau10.A1" office:value-type="string">
            <text:p text:style-name="_5f_Paragraphe_5f_Réponse_5f_Elève"><text:span text:style-name="_5f_Caractères">125 = 7 × …... + …...</text:span></text:p>
          </table:table-cell>
          <table:table-cell table:style-name="Tableau10.B1" office:value-type="string">
            <text:p text:style-name="_5f_Paragraphe_5f_Réponse_5f_Elève"><text:span text:style-name="_5f_Caractères">312 = …... × …... + 12</text:span></text:p>
          </table:table-cell>
        </table:table-row>
        <table:table-row>
          <table:table-cell table:style-name="Tableau10.A1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C"/>
              <table:table-column table:style-name="Tableau13.D"/>
              <table:table-column table:style-name="Tableau13.G"/>
              <table:table-row>
                <table:table-cell table:style-name="Tableau13.A1" office:value-type="string">
                  <text:h text:style-name="_5f_Tableau_5f_Centré_5f_Gras" text:outline-level="1"><text:span text:style-name="_5f_Caractères">b.</text:span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><text:span text:style-name="T9">4</text:span></text:span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><text:span text:style-name="T9">7</text:span></text:span></text:h>
                </table:table-cell>
                <table:table-cell table:style-name="Tableau13.A1" office:value-type="string">
                  <text:h text:style-name="_5f_Tableau_5f_Centré_5f_Gras" text:outline-level="1"><text:span text:style-name="_5f_Caractères"><text:span text:style-name="T9">0</text:span></text:span></text:h>
                </table:table-cell>
                <table:table-cell table:style-name="Tableau13.F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3.G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</table:table-row>
              <table:table-row table:style-name="Tableau13.2"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F2" office:value-type="string">
                  <text:h text:style-name="_5f_Tableau_5f_Centré" text:outline-level="1"><text:span text:style-name="_5f_Caractères">4</text:span></text:h>
                </table:table-cell>
                <table:table-cell table:style-name="Tableau13.A1" office:value-type="string">
                  <text:h text:style-name="_5f_Tableau_5f_Centré" text:outline-level="1"><text:span text:style-name="_5f_Caractères">2</text:span></text:h>
                </table:table-cell>
              </table:table-row>
              <table:table-row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>3</text:span></text:h>
                </table:table-cell>
                <table:table-cell table:style-name="Tableau13.A1" office:value-type="string">
                  <text:h text:style-name="_5f_Tableau_5f_Centré" text:outline-level="1"><text:span text:style-name="_5f_Caractères">0</text:span></text:h>
                </table:table-cell>
                <table:table-cell table:style-name="Tableau13.F2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3.G1" office:value-type="string">
                  <text:h text:style-name="_5f_Tableau_5f_Centré" text:outline-level="1"><text:span text:style-name="_5f_Caractères">2</text:span></text:h>
                </table:table-cell>
                <table:table-cell table:style-name="Tableau13.F2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3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>8</text:span></text:h>
                </table:table-cell>
                <table:table-cell table:style-name="Tableau13.F2" office:value-type="string">
                  <text:h text:style-name="_5f_Tableau_5f_Centré" text:outline-level="1"><text:span text:style-name="_5f_Caractères"/></text:h>
                </table:table-cell>
                <table:table-cell table:style-name="Tableau13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  <table:table-cell table:style-name="Tableau10.B3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C"/>
              <table:table-column table:style-name="Tableau14.D"/>
              <table:table-column table:style-name="Tableau14.G"/>
              <table:table-row>
                <table:table-cell table:style-name="Tableau14.A1" office:value-type="string">
                  <text:h text:style-name="_5f_Tableau_5f_Centré_5f_Gras" text:outline-level="1"><text:span text:style-name="_5f_Caractères">d.</text:span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4.A1" office:value-type="string">
                  <text:h text:style-name="_5f_Tableau_5f_Centré_5f_Gras" text:outline-level="1"><text:span text:style-name="_5f_Caractères"><text:span text:style-name="T9">7</text:span></text:span></text:h>
                </table:table-cell>
                <table:table-cell table:style-name="Tableau14.F1" office:value-type="string">
                  <text:h text:style-name="_5f_Tableau_5f_Centré_5f_Gras" text:outline-level="1"><text:span text:style-name="_5f_Caractères"><text:span text:style-name="T9">1</text:span></text:span></text:h>
                </table:table-cell>
                <table:table-cell table:style-name="Tableau14.G1" office:value-type="string">
                  <text:h text:style-name="_5f_Tableau_5f_Centré_5f_Gras" text:outline-level="1"><text:span text:style-name="_5f_Caractères"><text:span text:style-name="T9">3</text:span></text:span></text:h>
                </table:table-cell>
              </table:table-row>
              <table:table-row>
                <table:table-cell table:style-name="Tableau14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4.G1" office:value-type="string">
                  <text:h text:style-name="_5f_Tableau_5f_Centré" text:outline-level="1"><text:span text:style-name="_5f_Caractères">─</text:span></text:h>
                </table:table-cell>
                <table:table-cell table:style-name="Tableau14.G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4.G1" office:value-type="string">
                  <text:h text:style-name="_5f_Tableau_5f_Centré" text:outline-level="1"><text:span text:style-name="_5f_Caractères">1</text:span></text:h>
                </table:table-cell>
                <table:table-cell table:style-name="Tableau14.G1" office:value-type="string">
                  <text:h text:style-name="_5f_Tableau_5f_Centré" text:outline-level="1"><text:span text:style-name="_5f_Caractères">7</text:span></text:h>
                </table:table-cell>
                <table:table-cell table:style-name="Tableau14.F2" office:value-type="string">
                  <text:h text:style-name="_5f_Tableau_5f_Centré" text:outline-level="1"><text:span text:style-name="_5f_Caractères">9</text:span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</table:table-row>
              <table:table-row>
                <table:table-cell table:style-name="Tableau14.A1" office:value-type="string">
                  <text:h text:style-name="_5f_Tableau_5f_Centré_5f_Gras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>0</text:span></text:h>
                </table:table-cell>
                <table:table-cell table:style-name="Tableau14.F2" office:value-type="string">
                  <text:h text:style-name="_5f_Tableau_5f_Centré" text:outline-level="1"><text:span text:style-name="_5f_Caractères"/></text:h>
                </table:table-cell>
                <table:table-cell table:style-name="Tableau14.A1" office:value-type="string">
                  <text:h text:style-name="_5f_Tableau_5f_Centré" text:outline-level="1"><text:span text:style-name="_5f_Caractères"/></text:h>
                </table:table-cell>
              </table:table-row>
            </table:table>
            <text:p text:style-name="Table_20_Contents"><text:span text:style-name="_5f_Caractères"/></text:p>
          </table:table-cell>
        </table:table-row>
        <table:table-row>
          <table:table-cell table:style-name="Tableau10.A1" office:value-type="string">
            <text:p text:style-name="_5f_Paragraphe_5f_Réponse_5f_Elève"><text:span text:style-name="_5f_Caractères">…... = …... × 11 + …...</text:span></text:p>
          </table:table-cell>
          <table:table-cell table:style-name="Tableau10.B1" office:value-type="string">
            <text:p text:style-name="_5f_Paragraphe_5f_Réponse_5f_Elève"><text:span text:style-name="_5f_Caractères">117 = …... × …... + …...</text:span></text:p>
          </table:table-cell>
        </table:table-row>
      </table:table>
      <text:list xml:id="list183020884719146" text:continue-numbering="true" text:style-name="_5f_Numérotation_20_des_20_exercices">
        <text:list-item>
          <text:h text:style-name="P48" text:outline-level="1"><text:span text:style-name="_5f_Caractères">Complète les colonnes sans poser les divisions.</text:span></text:h>
        </text:list-item>
      </text:list>
      <table:table table:name="Tableau15" table:style-name="Tableau15">
        <table:table-column table:style-name="Tableau15.A"/>
        <table:table-column table:style-name="Tableau15.B"/>
        <table:table-column table:style-name="Tableau15.C" table:number-columns-repeated="3"/>
        <table:table-header-rows>
          <table:table-row table:style-name="Tableau15.1">
            <table:table-cell table:style-name="Tableau15.A1" office:value-type="string">
              <text:h text:style-name="_5f_Tableau_5f_Centré_5f_Gras" text:outline-level="1"><text:span text:style-name="_5f_Caractères"/></text:h>
            </table:table-cell>
            <table:table-cell table:style-name="Tableau15.B1" office:value-type="string">
              <text:h text:style-name="_5f_Tableau_5f_Centré_5f_Gras" text:outline-level="1"><text:span text:style-name="_5f_Caractères">Cas 1</text:span></text:h>
            </table:table-cell>
            <table:table-cell table:style-name="Tableau15.B1" office:value-type="string">
              <text:h text:style-name="_5f_Tableau_5f_Centré_5f_Gras" text:outline-level="1"><text:span text:style-name="_5f_Caractères">Cas 2</text:span></text:h>
            </table:table-cell>
            <table:table-cell table:style-name="Tableau15.B1" office:value-type="string">
              <text:h text:style-name="_5f_Tableau_5f_Centré_5f_Gras" text:outline-level="1"><text:span text:style-name="_5f_Caractères">Cas 3</text:span></text:h>
            </table:table-cell>
            <table:table-cell table:style-name="Tableau15.E1" office:value-type="string">
              <text:h text:style-name="_5f_Tableau_5f_Centré_5f_Gras" text:outline-level="1"><text:span text:style-name="_5f_Caractères">Cas 4</text:span></text:h>
            </table:table-cell>
          </table:table-row>
        </table:table-header-rows>
        <table:table-row table:style-name="Tableau15.1">
          <table:table-cell table:style-name="Tableau15.E1" office:value-type="string">
            <text:h text:style-name="_5f_Tableau_5f_Centré_5f_Gras" text:outline-level="1"><text:span text:style-name="_5f_Caractères">Dividende </text:span></text:h>
          </table:table-cell>
          <table:table-cell table:style-name="Tableau15.B2" office:value-type="string">
            <text:h text:style-name="_5f_Tableau_5f_Centré" text:outline-level="1"><text:span text:style-name="_5f_Caractères"/></text:h>
          </table:table-cell>
          <table:table-cell table:style-name="Tableau15.C2" office:value-type="string">
            <text:h text:style-name="_5f_Tableau_5f_Centré" text:outline-level="1"><text:span text:style-name="_5f_Caractères"/></text:h>
          </table:table-cell>
          <table:table-cell table:style-name="Tableau15.D2" office:value-type="string">
            <text:h text:style-name="_5f_Tableau_5f_Centré" text:outline-level="1"><text:span text:style-name="_5f_Caractères">456</text:span></text:h>
          </table:table-cell>
          <table:table-cell table:style-name="Tableau15.E2" office:value-type="string">
            <text:h text:style-name="_5f_Tableau_5f_Centré" text:outline-level="1"><text:span text:style-name="_5f_Caractères">907</text:span></text:h>
          </table:table-cell>
        </table:table-row>
        <table:table-row table:style-name="Tableau15.1">
          <table:table-cell table:style-name="Tableau15.A3" office:value-type="string">
            <text:h text:style-name="_5f_Tableau_5f_Centré_5f_Gras" text:outline-level="1"><text:span text:style-name="_5f_Caractères">Diviseur</text:span></text:h>
          </table:table-cell>
          <table:table-cell table:style-name="Tableau15.B3" office:value-type="string">
            <text:h text:style-name="_5f_Tableau_5f_Centré" text:outline-level="1"><text:span text:style-name="_5f_Caractères">15</text:span></text:h>
          </table:table-cell>
          <table:table-cell table:style-name="Tableau15.C3" office:value-type="string">
            <text:h text:style-name="_5f_Tableau_5f_Centré" text:outline-level="1"><text:span text:style-name="_5f_Caractères">40</text:span></text:h>
          </table:table-cell>
          <table:table-cell table:style-name="Tableau15.D3" office:value-type="string">
            <text:h text:style-name="_5f_Tableau_5f_Centré" text:outline-level="1"><text:span text:style-name="_5f_Caractères">45</text:span></text:h>
          </table:table-cell>
          <table:table-cell table:style-name="Tableau15.E3" office:value-type="string">
            <text:h text:style-name="_5f_Tableau_5f_Centré" text:outline-level="1"><text:span text:style-name="_5f_Caractères"/></text:h>
          </table:table-cell>
        </table:table-row>
        <table:table-row table:style-name="Tableau15.1">
          <table:table-cell table:style-name="Tableau15.A3" office:value-type="string">
            <text:h text:style-name="_5f_Tableau_5f_Centré_5f_Gras" text:outline-level="1"><text:span text:style-name="_5f_Caractères">Quotient</text:span></text:h>
          </table:table-cell>
          <table:table-cell table:style-name="Tableau15.B4" office:value-type="string">
            <text:h text:style-name="_5f_Tableau_5f_Centré" text:outline-level="1"><text:span text:style-name="_5f_Caractères">30</text:span></text:h>
          </table:table-cell>
          <table:table-cell table:style-name="Tableau15.C4" office:value-type="string">
            <text:h text:style-name="_5f_Tableau_5f_Centré" text:outline-level="1"><text:span text:style-name="_5f_Caractères">25</text:span></text:h>
          </table:table-cell>
          <table:table-cell table:style-name="Tableau15.D4" office:value-type="string">
            <text:h text:style-name="_5f_Tableau_5f_Centré" text:outline-level="1"><text:span text:style-name="_5f_Caractères">10</text:span></text:h>
          </table:table-cell>
          <table:table-cell table:style-name="Tableau15.E4" office:value-type="string">
            <text:h text:style-name="_5f_Tableau_5f_Centré" text:outline-level="1"><text:span text:style-name="_5f_Caractères">15</text:span></text:h>
          </table:table-cell>
        </table:table-row>
        <table:table-row table:style-name="Tableau15.5">
          <table:table-cell table:style-name="Tableau15.A3" office:value-type="string">
            <text:h text:style-name="_5f_Tableau_5f_Centré_5f_Gras" text:outline-level="1"><text:span text:style-name="_5f_Caractères">Reste</text:span></text:h>
          </table:table-cell>
          <table:table-cell table:style-name="Tableau15.B5" office:value-type="string">
            <text:h text:style-name="_5f_Tableau_5f_Centré" text:outline-level="1"><text:span text:style-name="_5f_Caractères">7</text:span></text:h>
          </table:table-cell>
          <table:table-cell table:style-name="Tableau15.C5" office:value-type="string">
            <text:h text:style-name="_5f_Tableau_5f_Centré" text:outline-level="1"><text:span text:style-name="_5f_Caractères">11</text:span></text:h>
          </table:table-cell>
          <table:table-cell table:style-name="Tableau15.D5" office:value-type="string">
            <text:h text:style-name="_5f_Tableau_5f_Centré" text:outline-level="1"><text:span text:style-name="_5f_Caractères"/></text:h>
          </table:table-cell>
          <table:table-cell table:style-name="Tableau15.E5" office:value-type="string">
            <text:h text:style-name="_5f_Tableau_5f_Centré" text:outline-level="1"><text:span text:style-name="_5f_Caractères">7</text:span></text:h>
          </table:table-cell>
        </table:table-row>
      </table:table>
      <text:list xml:id="list183019747109151" text:continue-numbering="true" text:style-name="_5f_Numérotation_20_des_20_exercices">
        <text:list-item>
          <text:h text:style-name="P48" text:outline-level="1"><text:span text:style-name="_5f_Caractères">Dans la division euclidienne de 2 854 par 12, le quotient est 237. <text:line-break/>Sans effectuer la division, détermine son reste.</text:span></text:h>
        </text:list-item>
      </text:list>
      <text:p text:style-name="_5f_Paragraphe_5f_Réponse_5f_Pointillés_5f_Grisés"><text:span text:style-name="_5f_pointillés_20_gris"><text:tab/><text:tab/></text:span><text:span text:style-name="_5f_Caractères"><text:line-break/></text:span><text:span text:style-name="_5f_pointillés_20_gris"><text:tab/></text:span></text:p>
      <text:list xml:id="list183021190482149" text:continue-numbering="true" text:style-name="_5f_Numérotation_20_des_20_exercices">
        <text:list-item>
          <text:h text:style-name="P48" text:outline-level="1"><text:span text:style-name="_5f_Caractères">Romain a effectué des divisions euclidiennes. En justifiant ta réponse sans poser de division, indique si elles sont justes.</text:span></text:h>
        </text:list-item>
      </text:list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column table:style-name="Tableau6.E"/>
        <table:table-column table:style-name="Tableau6.F"/>
        <table:table-column table:style-name="Tableau6.B"/>
        <table:table-column table:style-name="Tableau6.D"/>
        <table:table-column table:style-name="Tableau6.I"/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>3</text:span></text:span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>0</text:span></text:span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>0</text:span></text:span></text:h>
          </table:table-cell>
          <table:table-cell table:style-name="Tableau6.A1" office:value-type="string">
            <text:h text:style-name="_5f_Tableau_5f_Centré_5f_Gras" text:outline-level="1"><text:span text:style-name="_5f_Caractères"><text:span text:style-name="T9"/></text:span></text:h>
          </table:table-cell>
          <table:table-cell table:style-name="Tableau6.F1" office:value-type="string">
            <text:h text:style-name="_5f_Tableau_5f_Centré_5f_Gras" text:outline-level="1"><text:span text:style-name="_5f_Caractères"><text:span text:style-name="T9"/></text:span></text:h>
          </table:table-cell>
          <table:table-cell table:style-name="Tableau6.G1" office:value-type="string">
            <text:h text:style-name="_5f_Tableau_5f_Centré_5f_Gras" text:outline-level="1"><text:span text:style-name="_5f_Caractères"><text:span text:style-name="T9">9</text:span></text:span></text:h>
          </table:table-cell>
          <table:table-cell table:style-name="Tableau6.G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_5f_Gras" text:outline-level="1"><text:span text:style-name="_5f_Caractères"/></text:h>
          </table:table-cell>
        </table:table-row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table:number-columns-spanned="2" office:value-type="string">
            <text:h text:style-name="_5f_Tableau_5f_Centré" text:outline-level="1"><text:span text:style-name="_5f_Caractères"><text:s/>(...)</text:span></text:h>
          </table:table-cell>
          <table:covered-table-cell/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F2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>3</text:span></text:h>
          </table:table-cell>
          <table:table-cell table:style-name="Tableau6.A1" office:value-type="string">
            <text:h text:style-name="_5f_Tableau_5f_Centré" text:outline-level="1"><text:span text:style-name="_5f_Caractères">3</text:span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</table:table-row>
        <table:table-row table:style-name="Tableau6.1">
          <table:table-cell table:style-name="Tableau6.A1" office:value-type="string">
            <text:h text:style-name="_5f_Tableau_5f_Centré_5f_Gras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>3</text:span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F2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  <table:table-cell table:style-name="Tableau6.A1" office:value-type="string">
            <text:h text:style-name="_5f_Tableau_5f_Centré" text:outline-level="1"><text:span text:style-name="_5f_Caractères"/></text:h>
          </table:table-cell>
        </table:table-row>
      </table:table>
      <text:p text:style-name="_5f_Paragraphe_5f_Réponse_5f_Pointillés_5f_Grisés"><text:span text:style-name="_5f_pointillés_20_gris"><text:tab/></text:span></text:p>
      <table:table table:name="Tableau7" table:style-name="Tableau7">
        <table:table-column table:style-name="Tableau7.A"/>
        <table:table-column table:style-name="Tableau7.B" table:number-columns-repeated="3"/>
        <table:table-column table:style-name="Tableau7.E"/>
        <table:table-column table:style-name="Tableau7.F"/>
        <table:table-column table:style-name="Tableau7.B"/>
        <table:table-column table:style-name="Tableau7.H"/>
        <table:table-column table:style-name="Tableau7.I"/>
        <table:table-row table:style-name="Tableau7.1">
          <table:table-cell table:style-name="Tableau7.A1" office:value-type="string">
            <text:h text:style-name="_5f_Tableau_5f_Centré_5f_Gras" text:outline-level="1"><text:span text:style-name="_5f_Caractères"/></text:h>
          </table:table-cell>
          <table:table-cell table:style-name="Tableau7.A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7.A1" office:value-type="string">
            <text:h text:style-name="_5f_Tableau_5f_Centré_5f_Gras" text:outline-level="1"><text:span text:style-name="_5f_Caractères"><text:span text:style-name="T9">6</text:span></text:span></text:h>
          </table:table-cell>
          <table:table-cell table:style-name="Tableau7.A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7.A1" office:value-type="string">
            <text:h text:style-name="P19" text:outline-level="1"/>
          </table:table-cell>
          <table:table-cell table:style-name="Tableau7.F1" office:value-type="string">
            <text:h text:style-name="P19" text:outline-level="1"/>
          </table:table-cell>
          <table:table-cell table:style-name="Tableau7.G1" office:value-type="string">
            <text:h text:style-name="_5f_Tableau_5f_Centré_5f_Gras" text:outline-level="1"><text:span text:style-name="_5f_Caractères"><text:span text:style-name="T9">1</text:span></text:span></text:h>
          </table:table-cell>
          <table:table-cell table:style-name="Tableau7.G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7.G1" office:value-type="string">
            <text:h text:style-name="_5f_Tableau_5f_Centré_5f_Gras" text:outline-level="1"/>
          </table:table-cell>
        </table:table-row>
        <table:table-row table:style-name="Tableau7.1">
          <table:table-cell table:style-name="Tableau7.A1" office:value-type="string">
            <text:h text:style-name="_5f_Tableau_5f_Centré_5f_Gras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table:number-columns-spanned="2" office:value-type="string">
            <text:h text:style-name="_5f_Tableau_5f_Centré" text:outline-level="1"><text:span text:style-name="_5f_Caractères"><text:s/></text:span>(...)</text:h>
          </table:table-cell>
          <table:covered-table-cell/>
          <table:table-cell table:style-name="Tableau7.A1" office:value-type="string">
            <text:h text:style-name="_5f_Tableau_5f_Centré" text:outline-level="1"/>
          </table:table-cell>
          <table:table-cell table:style-name="Tableau7.F2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><text:span text:style-name="_5f_Caractères">7</text:span></text:h>
          </table:table-cell>
          <table:table-cell table:style-name="Tableau7.A1" office:value-type="string">
            <text:h text:style-name="_5f_Tableau_5f_Centré" text:outline-level="1"><text:span text:style-name="_5f_Caractères">0</text:span></text:h>
          </table:table-cell>
          <table:table-cell table:style-name="Tableau7.A1" office:value-type="string">
            <text:h text:style-name="_5f_Tableau_5f_Centré" text:outline-level="1"/>
          </table:table-cell>
        </table:table-row>
        <table:table-row table:style-name="Tableau7.1">
          <table:table-cell table:style-name="Tableau7.A1" office:value-type="string">
            <text:h text:style-name="_5f_Tableau_5f_Centré_5f_Gras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><text:span text:style-name="_5f_Caractères">2</text:span></text:h>
          </table:table-cell>
          <table:table-cell table:style-name="Tableau7.A1" office:value-type="string">
            <text:h text:style-name="_5f_Tableau_5f_Centré" text:outline-level="1"><text:span text:style-name="_5f_Caractères">2</text:span></text:h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F2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/>
          </table:table-cell>
          <table:table-cell table:style-name="Tableau7.A1" office:value-type="string">
            <text:h text:style-name="_5f_Tableau_5f_Centré" text:outline-level="1"/>
          </table:table-cell>
        </table:table-row>
      </table:table>
      <text:p text:style-name="_5f_Paragraphe_5f_Réponse_5f_Pointillés_5f_Grisés"><text:span text:style-name="_5f_pointillés_20_gris"><text:tab/>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B"/>
        <table:table-column table:style-name="Tableau8.E"/>
        <table:table-column table:style-name="Tableau8.F"/>
        <table:table-column table:style-name="Tableau8.B" table:number-columns-repeated="2"/>
        <table:table-column table:style-name="Tableau8.I"/>
        <table:table-row table:style-name="Tableau8.1">
          <table:table-cell table:style-name="Tableau8.A1" office:value-type="string">
            <text:h text:style-name="_5f_Tableau_5f_Centré_5f_Gras" text:outline-level="1"><text:span text:style-name="_5f_Caractères"/></text:h>
          </table:table-cell>
          <table:table-cell table:style-name="Tableau8.A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8.A1" office:value-type="string">
            <text:h text:style-name="_5f_Tableau_5f_Centré_5f_Gras" text:outline-level="1"><text:span text:style-name="_5f_Caractères"><text:span text:style-name="T9">4</text:span></text:span></text:h>
          </table:table-cell>
          <table:table-cell table:style-name="Tableau8.A1" office:value-type="string">
            <text:h text:style-name="_5f_Tableau_5f_Centré_5f_Gras" text:outline-level="1"><text:span text:style-name="_5f_Caractères"><text:span text:style-name="T9">1</text:span></text:span></text:h>
          </table:table-cell>
          <table:table-cell table:style-name="Tableau8.A1" office:value-type="string">
            <text:h text:style-name="P19" text:outline-level="1"/>
          </table:table-cell>
          <table:table-cell table:style-name="Tableau8.F1" office:value-type="string">
            <text:h text:style-name="P19" text:outline-level="1"/>
          </table:table-cell>
          <table:table-cell table:style-name="Tableau8.G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8.G1" office:value-type="string">
            <text:h text:style-name="_5f_Tableau_5f_Centré_5f_Gras" text:outline-level="1"/>
          </table:table-cell>
          <table:table-cell table:style-name="Tableau8.G1" office:value-type="string">
            <text:h text:style-name="_5f_Tableau_5f_Centré_5f_Gras" text:outline-level="1"/>
          </table:table-cell>
        </table:table-row>
        <table:table-row table:style-name="Tableau8.1">
          <table:table-cell table:style-name="Tableau8.A1" office:value-type="string">
            <text:h text:style-name="_5f_Tableau_5f_Centré_5f_Gras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table:number-columns-spanned="2" office:value-type="string">
            <text:h text:style-name="_5f_Tableau_5f_Centré" text:outline-level="1"><text:span text:style-name="_5f_Caractères"><text:s/></text:span>(...)</text:h>
          </table:table-cell>
          <table:covered-table-cell/>
          <table:table-cell table:style-name="Tableau8.A1" office:value-type="string">
            <text:h text:style-name="_5f_Tableau_5f_Centré" text:outline-level="1"/>
          </table:table-cell>
          <table:table-cell table:style-name="Tableau8.F2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><text:span text:style-name="_5f_Caractères">1</text:span></text:h>
          </table:table-cell>
          <table:table-cell table:style-name="Tableau8.A1" office:value-type="string">
            <text:h text:style-name="_5f_Tableau_5f_Centré" text:outline-level="1"><text:span text:style-name="_5f_Caractères">0</text:span></text:h>
          </table:table-cell>
          <table:table-cell table:style-name="Tableau8.A1" office:value-type="string">
            <text:h text:style-name="_5f_Tableau_5f_Centré" text:outline-level="1"><text:span text:style-name="_5f_Caractères">5</text:span></text:h>
          </table:table-cell>
        </table:table-row>
        <table:table-row table:style-name="Tableau8.1">
          <table:table-cell table:style-name="Tableau8.A1" office:value-type="string">
            <text:h text:style-name="_5f_Tableau_5f_Centré_5f_Gras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><text:span text:style-name="_5f_Caractères">1</text:span></text:h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F2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  <table:table-cell table:style-name="Tableau8.A1" office:value-type="string">
            <text:h text:style-name="_5f_Tableau_5f_Centré" text:outline-level="1"/>
          </table:table-cell>
        </table:table-row>
      </table:table>
      <text:p text:style-name="_5f_Paragraphe_5f_Réponse_5f_Pointillés_5f_Grisés"><text:span text:style-name="_5f_pointillés_20_gris"><text:tab/>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B"/>
        <table:table-column table:style-name="Tableau9.E"/>
        <table:table-column table:style-name="Tableau9.F"/>
        <table:table-column table:style-name="Tableau9.B" table:number-columns-repeated="2"/>
        <table:table-column table:style-name="Tableau9.I"/>
        <table:table-row table:style-name="Tableau9.1">
          <table:table-cell table:style-name="Tableau9.A1" office:value-type="string">
            <text:h text:style-name="_5f_Tableau_5f_Centré_5f_Gras" text:outline-level="1"><text:span text:style-name="_5f_Caractères"><text:span text:style-name="T9">4</text:span></text:span></text:h>
          </table:table-cell>
          <table:table-cell table:style-name="Tableau9.A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9.A1" office:value-type="string">
            <text:h text:style-name="_5f_Tableau_5f_Centré_5f_Gras" text:outline-level="1"><text:span text:style-name="_5f_Caractères"><text:span text:style-name="T9">1</text:span></text:span></text:h>
          </table:table-cell>
          <table:table-cell table:style-name="Tableau9.A1" office:value-type="string">
            <text:h text:style-name="_5f_Tableau_5f_Centré_5f_Gras" text:outline-level="1"><text:span text:style-name="_5f_Caractères"><text:span text:style-name="T9">8</text:span></text:span></text:h>
          </table:table-cell>
          <table:table-cell table:style-name="Tableau9.A1" office:value-type="string">
            <text:h text:style-name="P19" text:outline-level="1"/>
          </table:table-cell>
          <table:table-cell table:style-name="Tableau9.F1" office:value-type="string">
            <text:h text:style-name="P19" text:outline-level="1"/>
          </table:table-cell>
          <table:table-cell table:style-name="Tableau9.G1" office:value-type="string">
            <text:h text:style-name="_5f_Tableau_5f_Centré_5f_Gras" text:outline-level="1"><text:span text:style-name="_5f_Caractères"><text:span text:style-name="T9">2</text:span></text:span></text:h>
          </table:table-cell>
          <table:table-cell table:style-name="Tableau9.G1" office:value-type="string">
            <text:h text:style-name="_5f_Tableau_5f_Centré_5f_Gras" text:outline-level="1"><text:span text:style-name="_5f_Caractères"><text:span text:style-name="T9">7</text:span></text:span></text:h>
          </table:table-cell>
          <table:table-cell table:style-name="Tableau9.G1" office:value-type="string">
            <text:h text:style-name="P19" text:outline-level="1"/>
          </table:table-cell>
        </table:table-row>
        <table:table-row table:style-name="Tableau9.1">
          <table:table-cell table:style-name="Tableau9.A1" office:value-type="string">
            <text:h text:style-name="_5f_Tableau_5f_Centré_5f_Gras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table:number-columns-spanned="2" office:value-type="string">
            <text:h text:style-name="_5f_Tableau_5f_Centré" text:outline-level="1"><text:span text:style-name="_5f_Caractères"><text:s/></text:span>(...)</text:h>
          </table:table-cell>
          <table:covered-table-cell/>
          <table:table-cell table:style-name="Tableau9.A1" office:value-type="string">
            <text:h text:style-name="_5f_Tableau_5f_Centré" text:outline-level="1"/>
          </table:table-cell>
          <table:table-cell table:style-name="Tableau9.F2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><text:span text:style-name="_5f_Caractères">1</text:span></text:h>
          </table:table-cell>
          <table:table-cell table:style-name="Tableau9.A1" office:value-type="string">
            <text:h text:style-name="_5f_Tableau_5f_Centré" text:outline-level="1"><text:span text:style-name="_5f_Caractères">4</text:span></text:h>
          </table:table-cell>
          <table:table-cell table:style-name="Tableau9.A1" office:value-type="string">
            <text:h text:style-name="_5f_Tableau_5f_Centré" text:outline-level="1"><text:span text:style-name="_5f_Caractères">6</text:span></text:h>
          </table:table-cell>
        </table:table-row>
        <table:table-row table:style-name="Tableau9.1">
          <table:table-cell table:style-name="Tableau9.A1" office:value-type="string">
            <text:h text:style-name="_5f_Tableau_5f_Centré_5f_Gras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><text:span text:style-name="_5f_Caractères">6</text:span></text:h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F2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  <table:table-cell table:style-name="Tableau9.A1" office:value-type="string">
            <text:h text:style-name="_5f_Tableau_5f_Centré" text:outline-level="1"/>
          </table:table-cell>
        </table:table-row>
      </table:table>
      <text:p text:style-name="_5f_Paragraphe_5f_Réponse_5f_Pointillés_5f_Grisés"><text:span text:style-name="_5f_pointillés_20_gris"><text:tab/></text:span></text:p>
      <text:list xml:id="list183020923882993" text:continue-numbering="true" text:style-name="_5f_Numérotation_20_des_20_exercices">
        <text:list-item>
          <text:h text:style-name="P47" text:outline-level="1"><text:span text:style-name="_5f_Caractères_5f_gras">Avec une calculette</text:span></text:h>
        </text:list-item>
      </text:list>
      <text:h text:style-name="_5f_Paragraphe_5f_Exemple_5f_sans_5f_Titre" text:outline-level="1"><text:span text:style-name="_5f_Caractères">Pour calculer la division euclidienne de 152 486 par 2 548 :</text:span><text:span text:style-name="_5f_pointillés_20_gris"><text:tab/></text:span></text:h>
      <text:h text:style-name="_5f_Paragraphe_5f_Exemple_5f_sans_5f_Titre" text:outline-level="1"><text:span text:style-name="_5f_Caractères"> Je tape sur ma calculatrice : 152 486 </text:span><text:span text:style-name="_5f_Caractères_5f_correction">÷ </text:span><text:span text:style-name="_5f_Caractères">2 548 J'obtiens 59,845 3… la partie entière du quotient est donc 59, c'est le quotient de la division euclidienne.</text:span></text:h>
      <text:h text:style-name="_5f_Paragraphe_5f_Exemple_5f_sans_5f_Titre" text:outline-level="1"><text:span text:style-name="_5f_Caractères"> Je tape : « – 59 </text:span><text:span text:style-name="_5f_Caractères_5f_correction">× </text:span><text:span text:style-name="_5f_Caractères">2 548 (entrée) » j'obtiens alors le reste de la division euclidienne.</text:span></text:h>
      <text:h text:style-name="_5f_Paragraphe" text:outline-level="1"><text:span text:style-name="_5f_Caractères">Avec cette méthode, effectue  la division euclidienne de 658 125 par 1 587 : </text:span></text:h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p text:style-name="_5f_Paragraphe_5f_Réponse_5f_Elève"><text:span text:style-name="_5f_Caractères"><text:span text:style-name="T10">Puis</text:span></text:span><text:span text:style-name="_5f_Caractères"> de 810 127 par 2 895 :</text:span></text:p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xml:id="list183019501268414" text:continue-numbering="true" text:style-name="_5f_Numérotation_20_des_20_exercices">
        <text:list-item>
          <text:h text:style-name="P45" text:outline-level="1"><text:span text:style-name="_5f_Caractères">En justifiant chacune de tes réponses par un calcul, résous les problèmes suivants : </text:span></text:h>
          <text:list>
            <text:list-item>
              <text:p text:style-name="P43"><text:span text:style-name="_5f_Caractères">Une tarte pour quatre personnes coûte 6 €. La gestionnaire d’un collège dispose de 85 €. Combien de tartes peut-elle acheter ? Combien d’argent lui reste-t-il ?</text:span></text:p>
            </text:list-item>
          </text:list>
        </text:list-item>
      </text:list>
      <text:p text:style-name="P42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183020356474342" text:continue-numbering="true" text:style-name="_5f_Numérotation_20_des_20_exercices">
        <text:list-item>
          <text:list>
            <text:list-item>
              <text:p text:style-name="P43"><text:span text:style-name="_5f_Caractères">Avec ses bottes de 7 lieues, un géant fait des pas de 20 km et parcourt 1 040 km. En combien de pas les parcourt-il ?</text:span></text:p>
            </text:list-item>
          </text:list>
        </text:list-item>
      </text:list>
      <text:p text:style-name="P42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183020927540259" text:continue-numbering="true" text:style-name="_5f_Numérotation_20_des_20_exercices">
        <text:list-item>
          <text:list>
            <text:list-item>
              <text:p text:style-name="P43"><text:span text:style-name="_5f_Caractères">Pour une sortie scolaire, on exige un adulte pour encadrer 15 enfants. Combien d'adultes doivent être présents pour accompagner 56 élèves ?</text:span></text:p>
            </text:list-item>
          </text:list>
        </text:list-item>
      </text:list>
      <text:p text:style-name="P42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183020470752050" text:continue-numbering="true" text:style-name="_5f_Numérotation_20_des_20_exercices">
        <text:list-item>
          <text:h text:style-name="P46" text:outline-level="1"><text:span text:style-name="_5f_Caractères">Pour le CDI du collège, la documentaliste reçoit 370 livres qu'elle doit ranger sur des étagères. Elle ne peut transporter que 13 livres à la fois. En justifiant ta réponse par un calcul, indique le nombre de voyages minimum qu’elle devra faire.</text:span></text:h>
        </text:list-item>
      </text:list>
      <text:p text:style-name="P42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183021124915894" text:continue-numbering="true" text:style-name="_5f_Numérotation_20_des_20_exercices">
        <text:list-item>
          <text:h text:style-name="P46" text:outline-level="1"><text:span text:style-name="_5f_Caractères">Une fleuriste dispose de 158 fleurs. Elle doit réaliser des bouquets de sept fleurs chacun. </text:span></text:h>
          <text:h text:style-name="P46" text:outline-level="1"><text:span text:style-name="_5f_Caractères">Combien de bouquets pourra-t-elle confectionner ?</text:span></text:h>
        </text:list-item>
      </text:list>
      <text:p text:style-name="P42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183019794176885" text:continue-numbering="true" text:style-name="_5f_Numérotation_20_des_20_exercices">
        <text:list-item>
          <text:h text:style-name="P49" text:outline-level="1"><text:span text:style-name="_5f_Caractères">La maman de Benjamin a fait vingt-sept fondants au chocolat pour son goûter d'anniversaire. Il doit les partager équitablement entre lui et ses camarades et pourra garder le reste. Il a invité quatre copains. </text:span></text:h>
        </text:list-item>
      </text:list>
      <text:h text:style-name="P40" text:outline-level="1"><text:span text:style-name="_5f_Caractères">En justifiant <text:s/>ta réponse par un calcul, explique pourquoi il s'empresse d'aller chercher les deux enfants de la voisine avant le partage.</text:span></text:h>
      <text:p text:style-name="P42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xml:id="list183020323856960" text:continue-numbering="true" text:style-name="_5f_Numérotation_20_des_20_exercices">
        <text:list-item>
          <text:h text:style-name="P49" text:outline-level="1"><text:span text:style-name="_5f_Caractères">Pour construire une étagère complète, un menuisier a besoin du matériel suivant : </text:span></text:h>
        </text:list-item>
      </text:list>
      <text:list text:style-name="List_20_1">
        <text:list-item>
          <text:h text:style-name="P41" text:outline-level="1"><text:span text:style-name="_5f_Caractères">14 vis ;</text:span></text:h>
        </text:list-item>
        <text:list-item>
          <text:h text:style-name="P41" text:outline-level="1"><text:span text:style-name="_5f_Caractères">4 planches longues ;</text:span></text:h>
        </text:list-item>
        <text:list-item>
          <text:h text:style-name="P41" text:outline-level="1"><text:span text:style-name="_5f_Caractères">6 planches courtes ;</text:span></text:h>
        </text:list-item>
        <text:list-item>
          <text:h text:style-name="P41" text:outline-level="1"><text:span text:style-name="_5f_Caractères">12 petites équerres ;</text:span></text:h>
        </text:list-item>
        <text:list-item>
          <text:h text:style-name="P41" text:outline-level="1"><text:span text:style-name="_5f_Caractères">2 grandes équerres .</text:span></text:h>
        </text:list-item>
      </text:list>
      <text:h text:style-name="P39" text:outline-level="1"><text:span text:style-name="_5f_Caractères"><draw:frame draw:style-name="fr2" draw:name="Image1" text:anchor-type="as-char" svg:width="3.609cm" svg:height="2.572cm" draw:z-index="95"><draw:image xlink:href="Pictures/20000007000021DC0000181D72C496B1489D6F51.svm" xlink:type="simple" xlink:show="embed" xlink:actuate="onLoad" draw:mime-type="image/x-svm"/><draw:image xlink:href="Pictures/20000007000021DC0000181D72C496B1489D6F51.svm" xlink:type="simple" xlink:show="embed" xlink:actuate="onLoad" draw:mime-type="image/x-svm"/></draw:frame></text:span></text:h>
      <text:h text:style-name="P40" text:outline-level="1"><text:span text:style-name="_5f_Caractères">Le menuisier dispose d'un stock de 50 planches longues, 70 planches courtes, 200 petites équerres, 28 grandes équerres et 500 vis. </text:span></text:h>
      <text:h text:style-name="P40" text:outline-level="1"><text:span text:style-name="_5f_Caractères">En justifiant ta réponse par un calcul, indique </text:span><text:span text:style-name="_5f_Caractères"><text:span text:style-name="T12">le nombre</text:span></text:span><text:span text:style-name="_5f_Caractères"> d'étagères complètes </text:span><text:span text:style-name="_5f_Caractères"><text:span text:style-name="T12">que </text:span></text:span><text:span text:style-name="_5f_Caractères">le menuisier peut construire.</text:span></text:h>
      <text:p text:style-name="P42"><text:span text:style-name="_5f_pointillés_20_gris"><text:tab/><text:tab/><text:line-break/><text:tab/><text:tab/><text:line-break/><text:tab/><text:tab/><text:line-break/><text:tab/><text:tab/><text:line-break/><text:tab/><text:tab/><text:line-break/><text:tab/><text:tab/><text:line-break/><text:tab/><text:tab/><text:line-break/></text:span><text:span text:style-name="_5f_pointillés_20_gris"><text:span text:style-name="T11"><text:tab/><text:tab/><text:line-break/><text:tab/><text:tab/></text:span></text:span><text:span text:style-name="_5f_pointillés_20_gris"><text:line-break/><text:tab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d7e12c"/>
    </style:style>
    <style:style style:name="MP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7" style:family="paragraph" style:parent-style-name="_5f_Header_20_G_20_page_20_paire_20__28_G_29_">
      <style:text-properties officeooo:rsid="00fbc68f" officeooo:paragraph-rsid="00fbc68f"/>
    </style:style>
    <style:style style:name="MP8" style:family="paragraph">
      <loext:graphic-properties draw:fill="solid" draw:fill-color="#1ca2b8"/>
    </style:style>
    <style:style style:name="MP9" style:family="paragraph" style:parent-style-name="_5f_Header_20_G_20_page_20_paire_20__28_G_29_">
      <style:text-properties officeooo:rsid="00ff3616" officeooo:paragraph-rsid="00ff3616"/>
    </style:style>
    <style:style style:name="MP10" style:family="paragraph" style:parent-style-name="_5f_Footer_20_page_20_impaire_20__28_D_29_">
      <style:text-properties officeooo:paragraph-rsid="01316a8b"/>
    </style:style>
    <style:style style:name="MP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/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9" style:family="text">
      <style:text-properties fo:font-variant="small-caps" fo:color="#7fb241" loext:opacity="100%" style:font-name="Bitstream Vera Sans6" fo:font-size="16pt" fo:font-weight="bold"/>
    </style:style>
    <style:style style:name="MT10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6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9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line text:anchor-type="paragraph" draw:z-index="24" draw:name="Ligne_Entete_Impair_Numerique_2col" draw:style-name="Mgr1" draw:text-style-name="MP2" svg:x1="16.023cm" svg:y1="0.36cm" svg:x2="20.496cm" svg:y2="0.36cm"><text:p/></draw:line><draw:line text:anchor-type="paragraph" draw:z-index="28" draw:name="Ligne_Verticale_Impair_Numerique_2col" draw:style-name="Mgr1" draw:text-style-name="MP2" svg:x1="9.477cm" svg:y1="2.007cm" svg:x2="9.477cm" svg:y2="27.044cm"><text:p/></draw:line>Division euclidienne</text:p>
      </style:header>
      <style:header-left>
        <text:p text:style-name="MP1"><draw:path text:anchor-type="paragraph" draw:z-index="21" draw:name="Fond_Num_Serie_Pair_Numerique_2col" draw:style-name="Mgr2" draw:text-style-name="MP3" svg:width="4.329cm" svg:height="2.24cm" svg:x="-1.499cm" svg:y="-1cm" svg:viewBox="0 0 4330 2241" svg:d="M0 2241l3984-288c209-15 363-168 345-342l-170-1611h-4159z"><text:p/></draw:path><draw:g text:anchor-type="paragraph" draw:z-index="0" draw:name="Fond_Num_Page_Pair_Numerique_2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text:anchor-type="paragraph" draw:z-index="25" draw:name="Num_Serie_Pair_Nume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3</text:span></text:p></draw:text-box></draw:frame><draw:line text:anchor-type="paragraph" draw:z-index="26" draw:name="Ligne_Entete_Pair_Numerique_2col" draw:style-name="Mgr1" draw:text-style-name="MP2" svg:x1="16.023cm" svg:y1="0.36cm" svg:x2="20.496cm" svg:y2="0.36cm"><text:p/></draw:line><draw:line text:anchor-type="paragraph" draw:z-index="29" draw:name="Ligne_Verticale_Pair_Numerique_2col" draw:style-name="Mgr1" draw:text-style-name="MP2" svg:x1="9.477cm" svg:y1="2.007cm" svg:x2="9.477cm" svg:y2="27.044cm"><text:p/></draw:line>Division euclidienne</text:p>
      </style:header-left>
      <style:footer>
        <text:h text:style-name="_5f_Footer_20_page_20_impaire_20__28_D_29_" text:outline-level="1"><text:span text:style-name="_5f_Caractères_5f_gras_5f_Blanc"/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7"><draw:path text:anchor-type="paragraph" draw:z-index="34" draw:name="Fond_Num_Serie_Impair_Geometrie_1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7" draw:name="Num_Serie_Im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2" draw:name="Ligne_Entete_Im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9"><draw:path text:anchor-type="paragraph" draw:z-index="35" draw:name="Fond_Num_Serie_Pair_Geometrie_1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36" draw:name="Num_Serie_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1" draw:name="Ligne_Entete_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0" text:outline-level="1"><draw:g text:anchor-type="paragraph" draw:z-index="4" draw:name="Fond_Num_Page_Impair_Geometrie_1col" draw:style-name="Mgr3"><draw:path draw:style-name="Mgr8" draw:text-style-name="MP11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12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Geometrie_1col" draw:style-name="Mgr3"><draw:path draw:style-name="Mgr8" draw:text-style-name="MP11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38" draw:name="Fond_Num_Serie_Impair_Geometrie_2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40" draw:name="Num_Serie_Im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3" draw:name="Ligne_Entete_Im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5"><draw:path text:anchor-type="paragraph" draw:z-index="39" draw:name="Fond_Num_Serie_Pair_Geometrie_2col" draw:style-name="Mgr6" draw:text-style-name="MP8" svg:width="4.329cm" svg:height="2.24cm" svg:x="-1.499cm" svg:y="-1cm" svg:viewBox="0 0 4330 2241" svg:d="M0 2241l3984-288c209-15 363-168 345-342l-170-1611h-4159z"><text:p/></draw:path><draw:frame text:anchor-type="paragraph" draw:z-index="41" draw:name="Num_Serie_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4" draw:name="Ligne_Entete_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6" text:outline-level="1"><draw:g text:anchor-type="paragraph" draw:z-index="5" draw:name="Fond_Num_Page_Impair_Geometrie_2col" draw:style-name="Mgr3"><draw:path draw:style-name="Mgr8" draw:text-style-name="MP11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6" draw:name="Fond_Num_Page_Pair_Geometrie_2col" draw:style-name="Mgr3"><draw:path draw:style-name="Mgr8" draw:text-style-name="MP11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0" draw:name="Fond_Num_Serie_Im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33" draw:name="Num_Serie_Im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9" draw:name="Ligne_Entete_Im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19"><draw:path text:anchor-type="paragraph" draw:z-index="31" draw:name="Fond_Num_Serie_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32" draw:name="Num_Serie_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0" draw:name="Ligne_Entete_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10" text:outline-level="1"><draw:g text:anchor-type="paragraph" draw:z-index="1" draw:name="Fond_Num_Page_Impair_Numerique_1col" draw:style-name="Mgr3"><draw:path draw:style-name="Mgr4" draw:text-style-name="MP4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12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" draw:name="Fond_Num_Page_Pair_Numerique_1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2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4" draw:name="Num_Serie_Im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6" draw:name="Ligne_Entete_Impair_Donnees_1col" draw:style-name="Mgr11" draw:text-style-name="MP2" svg:x1="16.023cm" svg:y1="0.36cm" svg:x2="20.496cm" svg:y2="0.36cm"><text:p/></draw:line>À compléter</text:p>
      </style:header>
      <style:header-left>
        <text:p text:style-name="MP22"><draw:path text:anchor-type="paragraph" draw:z-index="43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5" draw:name="Num_Serie_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5" draw:name="Ligne_Entete_Pair_Donnees_1col" draw:style-name="Mgr11" draw:text-style-name="MP2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6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Im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7" draw:name="Ligne_Entete_Impair_Donnees_2col" draw:style-name="Mgr11" draw:text-style-name="MP2" svg:x1="16.023cm" svg:y1="0.36cm" svg:x2="20.496cm" svg:y2="0.36cm"><text:p/></draw:line>À compléter</text:p>
      </style:header>
      <style:header-left>
        <text:p text:style-name="MP26"><draw:path text:anchor-type="paragraph" draw:z-index="22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8" draw:name="Num_Serie_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8" draw:name="Ligne_Entete_Pair_Donnees_2col" draw:style-name="Mgr11" draw:text-style-name="MP2" svg:x1="16.023cm" svg:y1="0.36cm" svg:x2="20.496cm" svg:y2="0.36cm"><text:p/></draw:line>À compléter</text:p>
      </style:header-left>
      <style:footer>
        <text:h text:style-name="MP27" text:outline-level="1"><draw:g text:anchor-type="paragraph" draw:z-index="8" draw:name="Fond_Num_Page_Impair_Donnees_2col" draw:style-name="Mgr3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7" draw:name="Fond_Num_Page_Pair_Donnees_2col" draw:style-name="Mgr3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9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3" draw:name="Num_Serie_Im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5" draw:name="Ligne_Entete_Impair_Mesures_1col" draw:style-name="Mgr14" draw:text-style-name="MP2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32"><draw:path text:anchor-type="paragraph" draw:z-index="60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4" draw:name="Num_Serie_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6" draw:name="Ligne_Entete_Pair_Mesures_1col" draw:style-name="Mgr14" draw:text-style-name="MP2" svg:x1="16.023cm" svg:y1="0.36cm" svg:x2="20.496cm" svg:y2="0.36cm"><text:p/></draw:line><text:span text:style-name="MT10">À </text:span><text:span text:style-name="MT9">compléter</text:span></text:p>
      </style:header-left>
      <style:footer>
        <text:h text:style-name="MP33" text:outline-level="1"><draw:g text:anchor-type="paragraph" draw:z-index="9" draw:name="Fond_Num_Page_Impair_Mesures_1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1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61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7" draw:name="Ligne_Entete_Impair_Mesures_2col" draw:style-name="Mgr14" draw:text-style-name="MP2" svg:x1="16.023cm" svg:y1="0.36cm" svg:x2="20.496cm" svg:y2="0.36cm"><text:p/></draw:line><text:span text:style-name="MT10">À </text:span><text:span text:style-name="MT9">compléter</text:span></text:p>
      </style:header>
      <style:header-left>
        <text:p text:style-name="MP36"><draw:path text:anchor-type="paragraph" draw:z-index="62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8" draw:name="Ligne_Entete_Pair_Mesures_2col" draw:style-name="Mgr14" draw:text-style-name="MP2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33" text:outline-level="1"><draw:g text:anchor-type="paragraph" draw:z-index="11" draw:name="Fond_Num_Page_Impair_Mesures_2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2" draw:name="Fond_Num_Page_Pair_Mesures_2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69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81" draw:name="Ligne_Entete_Impair_Problemes_2col" draw:style-name="Mgr17" draw:text-style-name="MP2" svg:x1="16.023cm" svg:y1="0.36cm" svg:x2="20.496cm" svg:y2="0.36cm"><text:p/></draw:line>À compléter</text:p>
      </style:header>
      <style:header-left>
        <text:p text:style-name="MP37"><draw:path text:anchor-type="paragraph" draw:z-index="70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82" draw:name="Ligne_Entete_Pair_Problemes_2col 1" draw:style-name="Mgr17" draw:text-style-name="MP2" svg:x1="16.023cm" svg:y1="0.36cm" svg:x2="20.496cm" svg:y2="0.36cm"><text:p/></draw:line>À compléter</text:p>
      </style:header-left>
      <style:footer>
        <text:h text:style-name="MP39" text:outline-level="1"><draw:g text:anchor-type="paragraph" draw:z-index="15" draw:name="Fond_Num_Page_Impair_Problemes_2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6" draw:name="Fond_Num_Page_Pair_Problemes_2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7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1" draw:name="Num_Serie_Im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9" draw:name="Ligne_Entete_Impair_Problemes_1col" draw:style-name="Mgr17" draw:text-style-name="MP2" svg:x1="16.023cm" svg:y1="0.36cm" svg:x2="20.496cm" svg:y2="0.36cm"><text:p/></draw:line>À compléter</text:p>
      </style:header>
      <style:header-left>
        <text:p text:style-name="MP42"><draw:path text:anchor-type="paragraph" draw:z-index="68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2" draw:name="Num_Serie_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80" draw:name="Ligne_Entete_Pair_Problemes_1col" draw:style-name="Mgr17" draw:text-style-name="MP2" svg:x1="16.023cm" svg:y1="0.36cm" svg:x2="20.496cm" svg:y2="0.36cm"><text:p/></draw:line>À compléter</text:p>
      </style:header-left>
      <style:footer>
        <text:h text:style-name="MP43" text:outline-level="1"><draw:g text:anchor-type="paragraph" draw:z-index="13" draw:name="Fond_Num_Page_Impair_Problemes_1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1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89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2col" draw:style-name="Mgr20" draw:text-style-name="MP2" svg:x1="16.023cm" svg:y1="0.36cm" svg:x2="20.496cm" svg:y2="0.36cm"><text:p/></draw:line><draw:frame text:anchor-type="paragraph" draw:z-index="93" draw:name="Num_Serie_Im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4"><draw:path text:anchor-type="paragraph" draw:z-index="90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2col" draw:style-name="Mgr20" draw:text-style-name="MP2" svg:x1="16.023cm" svg:y1="0.36cm" svg:x2="20.496cm" svg:y2="0.36cm"><text:p/></draw:line><draw:frame text:anchor-type="paragraph" draw:z-index="94" draw:name="Num_Serie_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9" draw:name="Fond_Num_Page_Impair_Programmation_2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0" draw:name="Fond_Num_Page_Pair_Programmation_2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7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3" draw:name="Ligne_Entete_Impair_Programmation_1col" draw:style-name="Mgr20" draw:text-style-name="MP2" svg:x1="16.023cm" svg:y1="0.36cm" svg:x2="20.496cm" svg:y2="0.36cm"><text:p/></draw:line><draw:frame text:anchor-type="paragraph" draw:z-index="91" draw:name="Num_Serie_Impair_Programmatiob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9"><draw:path text:anchor-type="paragraph" draw:z-index="88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4" draw:name="Ligne_Entete_Pair_Programmation_1col" draw:style-name="Mgr20" draw:text-style-name="MP2" svg:x1="16.023cm" svg:y1="0.36cm" svg:x2="20.496cm" svg:y2="0.36cm"><text:p/></draw:line><draw:frame text:anchor-type="paragraph" draw:z-index="92" draw:name="Num_Serie_Pair_Programmation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1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12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1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6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8-21T18:30:18.466000000</dc:date>
    <meta:editing-duration>PT7H16M4S</meta:editing-duration>
    <meta:editing-cycles>123</meta:editing-cycles>
    <meta:document-statistic meta:table-count="10" meta:image-count="1" meta:object-count="0" meta:page-count="3" meta:paragraph-count="238" meta:word-count="705" meta:character-count="3588" meta:non-whitespace-character-count="2963"/>
    <meta:template xlink:type="simple" xlink:actuate="onRequest" xlink:title="Modele_Cahier" xlink:href="../../../../../../Modele_Cahier.ott" meta:date="2024-03-02T09:46:07.205140257"/>
  </office:meta>
</office:document-meta>
</file>